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8b7" officeooo:paragraph-rsid="000a98b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’s up, today I’ll be showing you the current abilities of KlaudOS</text:p>
      <text:p text:style-name="P1">If you hit backspace it deletes the letter before it</text:p>
      <text:p text:style-name="P1">Space key adds a space (shocker)</text:p>
      <text:p text:style-name="P1">The escape key allows you to go to another line without running command</text:p>
      <text:p text:style-name="P1">While hitting enter allows you to go to another line after the command has happened</text:p>
      <text:p text:style-name="P1"/>
      <text:p text:style-name="P1">Now we have that out of the way, we can get to the commands</text:p>
      <text:p text:style-name="P1">Every command starts with klaud because thats the guy you know?</text:p>
      <text:p text:style-name="P1">Klaud –help brings a list of commands</text:p>
      <text:p text:style-name="P1">klaud ascii, klaud live-slug-reaction, and klaud shrine all print out ascii art (do all three)</text:p>
      <text:p text:style-name="P1">klaud echo prints out whatever is said after that (do the command)</text:p>
      <text:p text:style-name="P1">Ever want to gamble with klaud? Now you can. Klaud dice allows you to do just that (do thing also explain random)</text:p>
      <text:p text:style-name="P1">ever want to rizz up klaud? I bet so he’s incredibly handsome. To do that you can use klaud rizz. (use it)</text:p>
      <text:p text:style-name="P1">ever in a life or death situation and need a haiku imedietaly? Thankfully klaud can do that for you with klaud haiku (do command)</text:p>
      <text:p text:style-name="P1">I know that the white on black is getting boring, but you can change it with klaud text-color (do –help, then chose a color, then random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01:36:47.627621811</meta:creation-date>
    <dc:date>2023-07-30T14:46:22.120682476</dc:date>
    <meta:editing-duration>PT13H9M35S</meta:editing-duration>
    <meta:editing-cycles>1</meta:editing-cycles>
    <meta:document-statistic meta:table-count="0" meta:image-count="0" meta:object-count="0" meta:page-count="1" meta:paragraph-count="14" meta:word-count="209" meta:character-count="1111" meta:non-whitespace-character-count="916"/>
    <meta:generator>LibreOffice/7.5.5.2$Linux_X86_64 LibreOffice_project/50$Build-2</meta:generator>
  </office:meta>
</office:document-meta>
</file>